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color="#004586" style:font-name="Times new roman" fo:font-size="26pt" officeooo:rsid="0009b4ab" officeooo:paragraph-rsid="0009b4ab" style:font-size-asian="26pt" style:font-size-complex="26pt"/>
    </style:style>
    <style:style style:name="P2" style:family="paragraph" style:parent-style-name="Standard">
      <style:paragraph-properties fo:text-align="center" style:justify-single-word="false"/>
      <style:text-properties fo:color="#004586" style:font-name="Times new roman" fo:font-size="12pt" officeooo:rsid="0009b4ab" officeooo:paragraph-rsid="0009b4ab" style:font-size-asian="10.5pt" style:font-size-complex="12pt"/>
    </style:style>
    <style:style style:name="P3" style:family="paragraph" style:parent-style-name="Standard">
      <style:paragraph-properties fo:text-align="justify" style:justify-single-word="false"/>
      <style:text-properties fo:color="#004586" style:font-name="Times new roman" fo:font-size="12pt" fo:font-weight="bold" officeooo:rsid="0016c05a" officeooo:paragraph-rsid="0016c05a" style:font-size-asian="10.5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Times new roman" fo:font-size="12pt" officeooo:rsid="000c0551" officeooo:paragraph-rsid="000c0551" style:font-size-asian="10.5pt" style:font-size-complex="12pt"/>
    </style:style>
    <style:style style:name="P5" style:family="paragraph" style:parent-style-name="Standard" style:list-style-name="L1">
      <style:paragraph-properties fo:text-align="justify" style:justify-single-word="false"/>
      <style:text-properties fo:color="#000000" style:font-name="Times new roman" fo:font-size="12pt" fo:font-weight="normal" officeooo:rsid="0019c41a" officeooo:paragraph-rsid="0019c41a" style:font-size-asian="10.5pt" style:font-weight-asian="normal" style:font-size-complex="12pt" style:font-weight-complex="normal"/>
    </style:style>
    <style:style style:name="T1" style:family="text">
      <style:text-properties officeooo:rsid="000d5538"/>
    </style:style>
    <style:style style:name="T2" style:family="text">
      <style:text-properties officeooo:rsid="000ec07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FUND POLICY</text:p>
      <text:p text:style-name="P2"/>
      <text:p text:style-name="P4">It is essential for <text:span text:style-name="T1">all </text:span>users to know th<text:span text:style-name="T2">at</text:span>, <text:span text:style-name="T1">registration on our platform is never complete until a non- refundable subscription fee is paid. A subcription fee of NGN 500.00 only, is required for every user that <text:s/>registers on projectbase.ng as a student. Moreover, for registration as a professional on this platform, a registration fee of NGN 5000.00 is required. Therefore, prior to payment of subscription fee, your registration on the platform will be tagged as “incomplete”. And as such, will be automatically deleted from our database within a period of forty- eight hours. It is also important to note that the subcription fee paid on this plaform will only last for a period of one year, after which, every user will be mandated <text:s/>to renew his/her subscription. </text:span></text:p>
      <text:p text:style-name="P4"/>
      <text:p text:style-name="P3">ANY APPLICATION FOR REFUND OF MONEY ON THE BASIS OF THE FOLLOWING REASONS WILL NOT BE HONOURED.</text:p>
      <text:p text:style-name="P3"/>
      <text:list xml:id="list641924131928011743" text:style-name="L1">
        <text:list-item>
          <text:p text:style-name="P5">Transfer of money or fund by the student to professional outside the platform. Every payment must be done within the platform. Thus, users indemnify us of any loses made on their <text:s/>part <text:s/>of inadherence to the organization's rules and regulation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Times new roman" svg:font-family="'Times new roman'"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2:39:49.572520790</meta:creation-date>
    <dc:date>2018-03-10T00:06:29.879604655</dc:date>
    <meta:editing-duration>PT26M25S</meta:editing-duration>
    <meta:editing-cycles>18</meta:editing-cycles>
    <meta:generator>LibreOffice/4.2.8.2$Linux_X86_64 LibreOffice_project/420m0$Build-2</meta:generator>
    <meta:document-statistic meta:table-count="0" meta:image-count="0" meta:object-count="0" meta:page-count="1" meta:paragraph-count="4" meta:word-count="188" meta:character-count="1122" meta:non-whitespace-character-count="934"/>
  </office:meta>
</office:document-meta>
</file>